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AwareInstruction.getLocale( ExpressionContext expression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caleAwareInstruction.LocaleAwareInstruction( ParsingContext parsingContext , StartElement raw , Attributes attr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